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861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77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27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28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${o.dat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${o.valuation_type}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3" office:value-type="string" calcext:value-type="string">
            <text:p>${l['min_line'].product_id.default_code}</text:p>
          </table:table-cell>
          <table:table-cell table:style-name="ce6" office:value-type="string" calcext:value-type="string">
            <text:p>${l['min_line'].product_id.name}</text:p>
          </table:table-cell>
          <table:table-cell table:style-name="ce37" office:value-type="string" calcext:value-type="string">
            <text:p>${l['min_line'].prod_lot_id.display_name}</text:p>
          </table:table-cell>
          <table:table-cell table:style-name="ce37" office:value-type="string" calcext:value-type="string">
            <text:p>${l['product_qty']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37" office:value-type="string" calcext:value-type="string">
            <text:p>${l['min_line'].product_uom_id.name}</text:p>
          </table:table-cell>
          <table:table-cell table:style-name="ce9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3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9" office:value-type="string" calcext:value-type="string">
            <text:p>{${l['min_line'].valuation_price_subtotal}</text:p>
          </table:table-cell>
          <table:table-cell table:style-name="ce9" table:formula="of:=IF(INDIRECT(ADDRESS(ROW();COLUMN()-1))&lt;&gt;&quot;&quot;;VALUE(SUBSTITUTE(INDIRECT(ADDRESS(ROW();COLUMN()-1));&quot;.&quot;;&quot;,&quot;));0)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4" table:formula="of:=SUM([.L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57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19:51.424163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0.4.2$Linux_X86_64 LibreOffice_project/00$Build-2</meta:generator>
    <dc:date>2021-03-05T15:27:09.153585320</dc:date>
    <meta:editing-duration>PT8H18M8S</meta:editing-duration>
    <meta:editing-cycles>195</meta:editing-cycles>
    <meta:document-statistic meta:table-count="1" meta:cell-count="34" meta:object-count="0"/>
  </office:meta>
</office:document-meta>
</file>